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1DB000001F70F00B0CE04B0F7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27622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text-align="center" style:writing-mode="lr-tb"/>
      <style:text-properties fo:font-size="8pt" style:font-size-asian="10pt" style:font-size-complex="10pt"/>
    </style:style>
    <style:style style:name="P12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7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8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ans Narrow" fo:font-size="5.40000009536743pt" fo:font-weight="bold" style:font-size-asian="11pt" style:font-size-complex="11pt"/>
    </style:style>
    <style:style style:name="T7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3" draw:layer="layout" svg:width="6.477cm" svg:height="2.286cm" svg:x="0.381cm" svg:y="4.191cm">
          <text:p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143cm" svg:height="0.508cm" svg:x="3.81cm" svg:y="0.381cm">
          <text:p text:style-name="P4"><text:span text:style-name="T2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143cm" svg:height="0.508cm" svg:x="6.096cm" svg:y="0.381cm">
          <text:p text:style-name="P4"><text:span text:style-name="T2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143cm" svg:height="0.508cm" svg:x="7.239cm" svg:y="0.381cm">
          <text:p text:style-name="P7"><text:span text:style-name="T2">Hit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0.508cm" svg:x="8.382cm" svg:y="0.381cm">
          <text:p text:style-name="P9"><text:span text:style-name="T2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143cm" svg:height="0.508cm" svg:x="4.953cm" svg:y="0.381cm">
          <text:p text:style-name="P4"><text:span text:style-name="T2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2" draw:layer="layout" svg:width="1.143cm" svg:height="0.508cm" svg:x="3.81cm" svg:y="0.889cm">
            <text:p text:style-name="P11">Sword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1.143cm" svg:height="0.508cm" svg:x="6.096cm" svg:y="0.889cm">
            <text:p text:style-name="P11">1”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1.143cm" svg:height="0.508cm" svg:x="7.239cm" svg:y="0.889cm">
            <text:p text:style-name="P11">10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.524cm" svg:height="0.508cm" svg:x="8.382cm" svg:y="0.889cm">
            <text:p text:style-name="P11">1d6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1.143cm" svg:height="0.508cm" svg:x="4.953cm" svg:y="0.889cm">
            <text:p text:style-name="P11">1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3" draw:layer="layout" svg:width="1.524cm" svg:height="0.508cm" svg:x="4.064cm" svg:y="2.032cm">
          <text:p text:style-name="P9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.524cm" svg:height="0.508cm" svg:x="4.064cm" svg:y="2.54cm">
          <text:p text:style-name="P9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5" draw:layer="layout" svg:width="1.524cm" svg:height="0.508cm" svg:x="3.81cm" svg:y="2.032cm">
                <text:p text:style-name="P4"><text:span text:style-name="T2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6" draw:layer="layout" svg:width="1.524cm" svg:height="0.508cm" svg:x="5.334cm" svg:y="2.032cm">
                <text:p text:style-name="P4"><text:span text:style-name="T2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5" draw:layer="layout" svg:width="1.524cm" svg:height="0.508cm" svg:x="3.81cm" svg:y="2.54cm">
                <text:p text:style-name="P7"><text:span text:style-name="T3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2" draw:layer="layout" svg:width="1.524cm" svg:height="0.508cm" svg:x="5.334cm" svg:y="2.54cm">
                <text:p text:style-name="P11">15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5" draw:layer="layout" svg:width="1.524cm" svg:height="0.508cm" svg:x="3.81cm" svg:y="3.048cm">
                <text:p text:style-name="P7"><text:span text:style-name="T3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2" draw:layer="layout" svg:width="1.524cm" svg:height="0.508cm" svg:x="5.334cm" svg:y="3.048cm">
                <text:p text:style-name="P11">15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5" draw:layer="layout" svg:width="1.524cm" svg:height="0.508cm" svg:x="3.81cm" svg:y="3.556cm">
                <text:p text:style-name="P7"><text:span text:style-name="T3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2" draw:layer="layout" svg:width="1.524cm" svg:height="0.508cm" svg:x="5.334cm" svg:y="3.556cm">
              <text:p text:style-name="P11">18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6" draw:layer="layout" svg:width="5.334cm" svg:height="4.445cm" svg:x="6.985cm" svg:y="2.032cm">
          <text:p text:style-name="P16"><text:span text:style-name="T2">Strength In Numbers:</text:span><text:span text:style-name="T5"><text:line-break/></text:span><text:span text:style-name="T5">When 3 or more Goblin Warriors are on the field, all Goblin Warriors get +1 to hit and do +1 damage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1.143cm" svg:height="0.508cm" svg:x="11.176cm" svg:y="0.381cm">
          <text:p text:style-name="P9"><text:span text:style-name="T2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143cm" svg:height="0.508cm" svg:x="11.176cm" svg:y="0.889cm">
          <text:p text:style-name="P11">1d6”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8" draw:layer="layout" svg:width="0.381cm" svg:height="0.381cm" svg:x="0.635cm" svg:y="6.604cm">
            <text:p text:style-name="P17"><text:span text:style-name="T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8" draw:layer="layout" svg:width="0.381cm" svg:height="0.381cm" svg:x="1.397cm" svg:y="6.604cm">
            <text:p text:style-name="P17"><text:span text:style-name="T6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8" draw:layer="layout" svg:width="0.381cm" svg:height="0.381cm" svg:x="1.778cm" svg:y="6.604cm">
            <text:p text:style-name="P17"><text:span text:style-name="T6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8" draw:layer="layout" svg:width="0.381cm" svg:height="0.381cm" svg:x="2.159cm" svg:y="6.604cm">
            <text:p text:style-name="P17"><text:span text:style-name="T6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8" draw:layer="layout" svg:width="0.381cm" svg:height="0.381cm" svg:x="1.016cm" svg:y="6.604cm">
            <text:p text:style-name="P17"><text:span text:style-name="T6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8" draw:layer="layout" svg:width="0.381cm" svg:height="0.381cm" svg:x="0.254cm" svg:y="6.604cm">
            <text:p text:style-name="P17"><text:span text:style-name="T6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1" draw:layer="layout" svg:width="3.225cm" svg:height="3.37cm" svg:x="0.448cm" svg:y="0.36cm">
          <draw:image xlink:href="Pictures/10000201000001DB000001F70F00B0CE04B0F7CE.png" xlink:type="simple" xlink:show="embed" xlink:actuate="onLoad" loext:mime-type="image/png">
            <text:p/>
          </draw:image>
        </draw:frame>
        <draw:custom-shape draw:style-name="gr16" draw:text-style-name="P19" draw:layer="layout" svg:width="3.048cm" svg:height="1.016cm" svg:x="0.581cm" svg:y="3.121cm">
          <text:p text:style-name="P19"><text:span text:style-name="T7">Goblin Warrior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5-29T13:35:40.053000000</meta:creation-date>
    <meta:editing-duration>PT8M21S</meta:editing-duration>
    <meta:editing-cycles>2</meta:editing-cycles>
    <meta:generator>LibreOffice/6.4.1.2$Windows_X86_64 LibreOffice_project/4d224e95b98b138af42a64d84056446d09082932</meta:generator>
    <dc:title>CreatureTemplate</dc:title>
    <dc:date>2022-05-29T13:44:00.781000000</dc:date>
    <meta:document-statistic meta:object-count="38"/>
    <meta:template xlink:type="simple" xlink:actuate="onRequest" xlink:title="CreatureTemplate" xlink:href="../../../../../../../../../../Roaming/LibreOffice/4/user/template/CreatureTemplate.otg" meta:date="2022-05-29T13:35:39.884000000"/>
  </office:meta>
</office:document-meta>
</file>